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23cm" fo:min-width="0.84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9pt" fo:language="en" fo:country="GB" style:letter-kerning="true" style:font-name-asian="Microsoft YaHei" style:font-size-asian="9pt" style:font-name-complex="Mangal" style:font-size-complex="9pt"/>
    </style:style>
    <style:style style:name="P11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217cm" svg:height="0.739cm" svg:x="9.055cm" svg:y="4.103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" draw:style-name="gr3" draw:text-style-name="P3" draw:layer="layout" svg:x1="10.164cm" svg:y1="4.842cm" svg:x2="10.164cm" svg:y2="5.581cm" draw:start-shape="id1" draw:start-glue-point="6" draw:end-shape="id2" draw:end-glue-point="5" svg:d="M10164 4842v739" svg:viewBox="0 0 1 740">
            <text:p/>
          </draw:connector>
          <draw:custom-shape draw:name="Data" draw:style-name="gr4" draw:text-style-name="P4" xml:id="id2" draw:id="id2" draw:layer="layout" svg:width="2.217cm" svg:height="1.479cm" svg:x="9.055cm" svg:y="5.581cm">
            <text:p text:style-name="P1"><text:span text:style-name="T1">Read </text:span></text:p>
            <text:p text:style-name="P1"><text:span text:style-name="T1">number n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Decision" draw:style-name="gr5" draw:text-style-name="P5" xml:id="id3" draw:id="id3" draw:layer="layout" svg:width="2.217cm" svg:height="1.478cm" svg:x="9.055cm" svg:y="7.614cm">
            <text:p text:style-name="P1"><text:span text:style-name="T1">n &gt; 0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1" draw:style-name="gr6" draw:text-style-name="P3" draw:layer="layout" svg:x1="10.164cm" svg:y1="7.06cm" svg:x2="10.164cm" svg:y2="7.614cm" draw:start-shape="id2" draw:start-glue-point="8" draw:end-shape="id3" draw:end-glue-point="4" svg:d="M10164 7060v554" svg:viewBox="0 0 1 555">
            <text:p/>
          </draw:connector>
          <draw:custom-shape draw:name="Start-End 1" draw:style-name="gr7" draw:text-style-name="P2" draw:layer="layout" svg:width="2.217cm" svg:height="0.74cm" svg:x="12.731cm" svg:y="8cm">
            <text:p text:style-name="P1"><text:span text:style-name="T2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" draw:style-name="gr8" draw:text-style-name="P7" draw:layer="layout" svg:width="1.458cm" svg:height="1.464cm" draw:transform="rotate (-1.5707963267949) translate (10.902cm 9.112cm)">
            <text:p text:style-name="P6">YES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Decision 1" draw:style-name="gr9" draw:text-style-name="P9" draw:layer="layout" svg:width="2.217cm" svg:height="1.479cm" svg:x="9.055cm" svg:y="10.57cm">
            <text:p text:style-name="P8"><text:span text:style-name="T2">n &lt; 20575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Start-End 2" draw:style-name="gr10" draw:text-style-name="P11" draw:layer="layout" svg:width="2.217cm" svg:height="1.864cm" svg:x="12.783cm" svg:y="10.386cm">
            <text:p text:style-name="P8"><text:span text:style-name="T2">Return</text:span></text:p>
            <text:p text:style-name="P10"><text:span text:style-name="T2">“</text:span><text:span text:style-name="T2">The number </text:span></text:p>
            <text:p text:style-name="P8"><text:span text:style-name="T2">exceeds </text:span></text:p>
            <text:p text:style-name="P8"><text:span text:style-name="T2">the limit </text:span></text:p>
            <text:p text:style-name="P8"><text:span text:style-name="T2">of 20575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" draw:style-name="gr11" draw:text-style-name="P12" xml:id="id4" draw:id="id4" draw:layer="layout" svg:width="2.217cm" svg:height="1.478cm" svg:x="9.055cm" svg:y="13.527cm">
            <text:p text:style-name="P1"><text:span text:style-name="T1">Set sequence</text:span><text:span text:style-name="T1"><text:line-break/></text:span><text:span text:style-name="T1">to be [0, 1]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2" draw:style-name="gr12" draw:text-style-name="P3" draw:layer="layout" svg:x1="10.164cm" svg:y1="15.005cm" svg:x2="10.164cm" svg:y2="15.375cm" draw:start-shape="id4" draw:start-glue-point="6" draw:end-shape="id5" draw:end-glue-point="4" svg:d="M10164 15005v370" svg:viewBox="0 0 1 371">
            <text:p/>
          </draw:connector>
          <draw:custom-shape draw:name="Process 1" draw:style-name="gr13" draw:text-style-name="P13" xml:id="id5" draw:id="id5" draw:layer="layout" svg:width="2.217cm" svg:height="1.848cm" svg:x="9.055cm" svg:y="15.375cm">
            <text:p text:style-name="P8"><text:span text:style-name="T2">Set previous</text:span><text:span text:style-name="T2"><text:line-break/></text:span><text:span text:style-name="T2">to be the </text:span></text:p>
            <text:p text:style-name="P8"><text:span text:style-name="T2">second number</text:span></text:p>
            <text:p text:style-name="P8"><text:span text:style-name="T2"><text:s/></text:span><text:span text:style-name="T2">from end</text:span><text:span text:style-name="T2"><text:line-break/></text:span><text:span text:style-name="T2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3" draw:style-name="gr14" draw:text-style-name="P3" draw:layer="layout" svg:x1="10.164cm" svg:y1="17.223cm" svg:x2="10.164cm" svg:y2="17.592cm" draw:start-shape="id5" draw:start-glue-point="6" draw:end-shape="id6" draw:end-glue-point="4" svg:d="M10164 17223v369" svg:viewBox="0 0 1 370">
            <text:p/>
          </draw:connector>
          <draw:custom-shape draw:name="Process 2" draw:style-name="gr15" draw:text-style-name="P13" xml:id="id6" draw:id="id6" draw:layer="layout" svg:width="2.217cm" svg:height="1.478cm" svg:x="9.055cm" svg:y="17.592cm">
            <text:p text:style-name="P8">Set latest<text:line-break/>to be the last<text:line-break/>number<text:line-break/>of sequenc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Transfer 3" draw:style-name="gr16" draw:text-style-name="P7" draw:layer="layout" svg:width="1.458cm" svg:height="1.465cm" draw:transform="rotate (-1.5707963267949) translate (10.889cm 12.049cm)">
            <text:p text:style-name="P6">YES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2" draw:style-name="gr17" draw:text-style-name="P7" draw:layer="layout" svg:width="1.459cm" svg:height="1.465cm" svg:x="11.291cm" svg:y="10.584cm">
            <text:p text:style-name="P6">NO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1" draw:style-name="gr18" draw:text-style-name="P7" draw:layer="layout" svg:width="1.459cm" svg:height="1.465cm" svg:x="11.272cm" svg:y="7.614cm">
            <text:p text:style-name="P6">NO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Connector 4" draw:style-name="gr19" draw:text-style-name="P3" draw:layer="layout" svg:x1="10.164cm" svg:y1="19.07cm" svg:x2="10.163cm" svg:y2="19.625cm" draw:start-shape="id6" draw:start-glue-point="6" draw:end-shape="id7" svg:d="M10164 19070v278h-1v277" svg:viewBox="0 0 2 556">
            <text:p/>
          </draw:connector>
          <draw:custom-shape draw:name="Decision 2" draw:style-name="gr20" draw:text-style-name="P9" xml:id="id7" draw:id="id7" draw:layer="layout" svg:width="2.587cm" svg:height="1.478cm" svg:x="8.87cm" svg:y="19.625cm">
            <text:p text:style-name="P10">Is n &gt; i?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4" draw:style-name="gr21" draw:text-style-name="P7" draw:layer="layout" svg:width="1.459cm" svg:height="1.465cm" svg:x="11.4cm" svg:y="19.619cm">
            <text:p text:style-name="P6">NO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5" draw:style-name="gr22" draw:text-style-name="P7" draw:layer="layout" svg:width="1.458cm" svg:height="1.465cm" draw:transform="rotate (-3.14159265358979) translate (8.859cm 21.117cm)">
            <text:p text:style-name="P6">YES</text:p>
            <draw:enhanced-geometry svg:viewBox="0 0 21600 21600" draw:mirror-horizontal="fals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tart-End 3" draw:style-name="gr23" draw:text-style-name="P2" draw:layer="layout" svg:width="3cm" svg:height="1cm" svg:x="12.859cm" svg:y="19.869cm">
            <text:p text:style-name="P1"><text:span text:style-name="T1">Return sequence[n]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 3" draw:style-name="gr24" draw:text-style-name="P13" xml:id="id8" draw:id="id8" draw:layer="layout" svg:width="2.217cm" svg:height="1.478cm" svg:x="5.142cm" svg:y="19.641cm">
            <text:p text:style-name="P10">Append </text:p>
            <text:p text:style-name="P8">previous+latest</text:p>
            <text:p text:style-name="P8">to sequenc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5" draw:style-name="gr25" draw:text-style-name="P3" draw:layer="layout" svg:x1="6.251cm" svg:y1="21.119cm" svg:x2="6.251cm" svg:y2="21.891cm" draw:start-shape="id8" draw:start-glue-point="6" draw:end-shape="id9" draw:end-glue-point="4" svg:d="M6251 21119v772" svg:viewBox="0 0 1 773">
            <text:p/>
          </draw:connector>
          <draw:custom-shape draw:name="Process 4" draw:style-name="gr26" draw:text-style-name="P13" xml:id="id9" draw:id="id9" draw:layer="layout" svg:width="2.217cm" svg:height="1.478cm" svg:x="5.142cm" svg:y="21.891cm">
            <text:p text:style-name="P8">Set previous to<text:line-break/>latest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5" draw:style-name="gr27" draw:text-style-name="P13" xml:id="id10" draw:id="id10" draw:layer="layout" svg:width="2.217cm" svg:height="1.478cm" svg:x="5.142cm" svg:y="24.119cm">
            <text:p text:style-name="P8">Set latest<text:line-break/>to be the last<text:line-break/>number<text:line-break/>of sequenc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-Standard" draw:style-name="gr28" draw:text-style-name="P3" draw:layer="layout" svg:x1="6.251cm" svg:y1="23.369cm" svg:x2="6.251cm" svg:y2="24.119cm" draw:start-shape="id9" draw:start-glue-point="6" draw:end-shape="id10" draw:end-glue-point="4" svg:d="M6251 23369v750" svg:viewBox="0 0 1 751">
            <text:p/>
          </draw:connector>
          <draw:connector draw:name="Connector 6" draw:style-name="gr29" draw:text-style-name="P3" draw:layer="layout" svg:x1="7.359cm" svg:y1="24.858cm" svg:x2="10.164cm" svg:y2="21.103cm" draw:start-shape="id10" draw:start-glue-point="7" draw:end-shape="id7" draw:end-glue-point="6" svg:d="M7359 24858h2805v-3755" svg:viewBox="0 0 2806 3756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24:04.588029772</meta:creation-date>
    <dc:date>2024-12-29T14:35:38.045014478</dc:date>
    <meta:editing-duration>PT5M11S</meta:editing-duration>
    <meta:editing-cycles>1</meta:editing-cycles>
    <meta:document-statistic meta:object-count="29"/>
    <meta:generator>LibreOffice/24.8.4.2$Linux_X86_64 LibreOffice_project/480$Build-2</meta:generator>
  </office:meta>
</office:document-meta>
</file>